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EventAspect.getReques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EventAspect.getRequiredValu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EventAspect.publish( EventManager publisher , Layout layout ,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